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svg:stroke-width="0.051cm" svg:stroke-color="#000000" draw:marker-start-width="0.279cm" draw:marker-end="" draw:marker-end-width="0.279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9cm" draw:marker-end="Circle" draw:marker-end-width="0.279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279cm" draw:marker-end="Arrow" draw:marker-end-width="0.153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9cm" draw:marker-end-width="0.279cm" draw:fill="none" fo:min-height="0.713cm" fo:padding-top="0.15cm" fo:padding-bottom="0.15cm" fo:padding-left="0.275cm" fo:padding-right="0.275cm"/>
    </style:style>
    <style:style style:name="gr9" style:family="graphic" style:parent-style-name="standard" style:list-style-name="L1">
      <style:graphic-properties draw:stroke="solid" draw:stroke-dash="Dash_20_2" svg:stroke-width="0cm" svg:stroke-color="#000000" draw:marker-start="" draw:marker-start-width="0.276cm" draw:marker-start-center="false" draw:marker-end="" draw:marker-end-width="0.276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cm" svg:stroke-color="#000000" draw:marker-start="" draw:marker-start-width="0.276cm" draw:marker-start-center="false" draw:marker-end="" draw:marker-end-width="0.276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cm" svg:stroke-color="#000000" draw:marker-start="" draw:marker-start-width="0.276cm" draw:marker-start-center="false" draw:marker-end="" draw:marker-end-width="0.276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svg:stroke-width="0.051cm" svg:stroke-color="#000000" draw:marker-start-width="0.276cm" draw:marker-end="" draw:marker-end-width="0.376cm" draw:fill="solid" draw:fill-color="#ffffff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000000" draw:marker-end="Circle" draw:marker-end-width="0.3cm" draw:fill="solid" draw:fill-color="#fffff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8pt" style:font-size-complex="18p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text-align="center"/>
      <style:text-properties fo:font-size="10pt" style:font-size-asian="18pt" style:font-size-complex="18pt"/>
    </style:style>
    <style:style style:name="P12" style:family="paragraph">
      <style:text-properties fo:font-size="10pt" style:font-size-asian="18pt" style:font-size-complex="1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rect draw:style-name="gr1" draw:text-style-name="P2" draw:layer="layout" svg:width="2.54cm" svg:height="1.022cm" svg:x="12.854cm" svg:y="1.28cm">
            <text:p text:style-name="P1"><text:span text:style-name="T1">HERO</text:span></text:p>
          </draw:rect>
          <draw:rect draw:style-name="gr1" draw:text-style-name="P4" draw:layer="layout" svg:width="2.54cm" svg:height="0.635cm" svg:x="12.854cm" svg:y="2.265cm">
            <text:p text:style-name="P3"><text:span text:style-name="T2">-traits[]</text:span></text:p>
          </draw:rect>
          <draw:rect draw:style-name="gr1" draw:text-style-name="P5" draw:layer="layout" svg:width="2.54cm" svg:height="1.102cm" svg:x="12.854cm" svg:y="2.915cm">
            <text:p text:style-name="P3"><text:span text:style-name="T3">+delete()</text:span></text:p>
            <text:p text:style-name="P3"><text:span text:style-name="T3">+save()</text:span></text:p>
          </draw:rect>
        </draw:g>
        <draw:g xml:id="id4" draw:id="id4">
          <draw:rect draw:style-name="gr1" draw:text-style-name="P2" draw:layer="layout" svg:width="2.54cm" svg:height="1.022cm" svg:x="8.099cm" svg:y="6.28cm">
            <text:p text:style-name="P1"><text:span text:style-name="T1">RACE</text:span></text:p>
          </draw:rect>
          <draw:rect draw:style-name="gr2" draw:text-style-name="P4" draw:layer="layout" svg:width="2.54cm" svg:height="0.635cm" svg:x="8.099cm" svg:y="7.265cm">
            <text:p/>
          </draw:rect>
          <draw:rect draw:style-name="gr2" draw:text-style-name="P5" draw:layer="layout" svg:width="2.54cm" svg:height="1.102cm" svg:x="8.099cm" svg:y="7.915cm">
            <text:p/>
          </draw:rect>
        </draw:g>
        <draw:g xml:id="id3" draw:id="id3">
          <draw:rect draw:style-name="gr1" draw:text-style-name="P2" draw:layer="layout" svg:width="2.54cm" svg:height="1.022cm" svg:x="16.719cm" svg:y="6.306cm">
            <text:p text:style-name="P1"><text:span text:style-name="T1">KLASS</text:span></text:p>
          </draw:rect>
          <draw:rect draw:style-name="gr2" draw:text-style-name="P4" draw:layer="layout" svg:width="2.54cm" svg:height="0.635cm" svg:x="16.719cm" svg:y="7.291cm">
            <text:p/>
          </draw:rect>
          <draw:rect draw:style-name="gr2" draw:text-style-name="P5" draw:layer="layout" svg:width="2.54cm" svg:height="1.102cm" svg:x="16.719cm" svg:y="7.941cm">
            <text:p/>
          </draw:rect>
        </draw:g>
        <draw:connector draw:style-name="gr3" draw:text-style-name="P1" draw:layer="layout" svg:x1="6.521cm" svg:y1="2.814cm" svg:x2="12.854cm" svg:y2="2.648cm" draw:start-shape="id1" draw:start-glue-point="1" draw:end-shape="id2" draw:end-glue-point="3" svg:d="m6521 2814h3167v-166h3166">
          <text:p/>
        </draw:connector>
        <draw:connector draw:style-name="gr4" draw:text-style-name="P1" draw:layer="layout" svg:x1="17.989cm" svg:y1="6.306cm" svg:x2="14.124cm" svg:y2="4.017cm" draw:start-shape="id3" draw:start-glue-point="0" draw:end-shape="id2" draw:end-glue-point="2" svg:d="m17989 6306v-1144h-3865v-1145">
          <text:p/>
        </draw:connector>
        <draw:connector draw:style-name="gr5" draw:text-style-name="P1" draw:layer="layout" svg:x1="9.369cm" svg:y1="6.28cm" svg:x2="14.124cm" svg:y2="4.017cm" draw:start-shape="id4" draw:start-glue-point="0" draw:end-shape="id2" draw:end-glue-point="2" svg:d="m9369 6280v-1131h4755v-1132">
          <text:p/>
        </draw:connector>
        <draw:g xml:id="id5" draw:id="id5">
          <draw:rect draw:style-name="gr1" draw:text-style-name="P2" draw:layer="layout" svg:width="2.54cm" svg:height="1.022cm" svg:x="1.632cm" svg:y="11.299cm">
            <text:p text:style-name="P1"><text:span text:style-name="T1">HUMAN</text:span></text:p>
          </draw:rect>
          <draw:rect draw:style-name="gr2" draw:text-style-name="P4" draw:layer="layout" svg:width="2.54cm" svg:height="0.635cm" svg:x="1.632cm" svg:y="12.284cm">
            <text:p/>
          </draw:rect>
          <draw:rect draw:style-name="gr2" draw:text-style-name="P5" draw:layer="layout" svg:width="2.54cm" svg:height="1.102cm" svg:x="1.632cm" svg:y="12.934cm">
            <text:p/>
          </draw:rect>
        </draw:g>
        <draw:g xml:id="id6" draw:id="id6">
          <draw:rect draw:style-name="gr1" draw:text-style-name="P2" draw:layer="layout" svg:width="2.54cm" svg:height="1.022cm" svg:x="6.309cm" svg:y="11.307cm">
            <text:p text:style-name="P1"><text:span text:style-name="T1">ELF</text:span></text:p>
          </draw:rect>
          <draw:rect draw:style-name="gr2" draw:text-style-name="P4" draw:layer="layout" svg:width="2.54cm" svg:height="0.635cm" svg:x="6.309cm" svg:y="12.292cm">
            <text:p/>
          </draw:rect>
          <draw:rect draw:style-name="gr2" draw:text-style-name="P5" draw:layer="layout" svg:width="2.54cm" svg:height="1.102cm" svg:x="6.309cm" svg:y="12.942cm">
            <text:p/>
          </draw:rect>
        </draw:g>
        <draw:g xml:id="id7" draw:id="id7">
          <draw:rect draw:style-name="gr1" draw:text-style-name="P2" draw:layer="layout" svg:width="2.54cm" svg:height="1.022cm" svg:x="10.308cm" svg:y="11.307cm">
            <text:p text:style-name="P1"><text:span text:style-name="T1">GNOME</text:span></text:p>
          </draw:rect>
          <draw:rect draw:style-name="gr2" draw:text-style-name="P4" draw:layer="layout" svg:width="2.54cm" svg:height="0.635cm" svg:x="10.308cm" svg:y="12.292cm">
            <text:p/>
          </draw:rect>
          <draw:rect draw:style-name="gr2" draw:text-style-name="P5" draw:layer="layout" svg:width="2.54cm" svg:height="1.102cm" svg:x="10.308cm" svg:y="12.942cm">
            <text:p/>
          </draw:rect>
        </draw:g>
        <draw:g xml:id="id10" draw:id="id10">
          <draw:rect draw:style-name="gr1" draw:text-style-name="P2" draw:layer="layout" svg:width="2.54cm" svg:height="1.022cm" svg:x="4.307cm" svg:y="15.307cm">
            <text:p text:style-name="P1"><text:span text:style-name="T1">HALF_ORC</text:span></text:p>
          </draw:rect>
          <draw:rect draw:style-name="gr2" draw:text-style-name="P4" draw:layer="layout" svg:width="2.54cm" svg:height="0.635cm" svg:x="4.307cm" svg:y="16.292cm">
            <text:p/>
          </draw:rect>
          <draw:rect draw:style-name="gr2" draw:text-style-name="P5" draw:layer="layout" svg:width="2.54cm" svg:height="1.102cm" svg:x="4.307cm" svg:y="16.942cm">
            <text:p/>
          </draw:rect>
        </draw:g>
        <draw:g xml:id="id9" draw:id="id9">
          <draw:rect draw:style-name="gr1" draw:text-style-name="P2" draw:layer="layout" svg:width="2.54cm" svg:height="1.022cm" svg:x="8.099cm" svg:y="15.307cm">
            <text:p text:style-name="P1"><text:span text:style-name="T1">HALF_ELF</text:span></text:p>
          </draw:rect>
          <draw:rect draw:style-name="gr2" draw:text-style-name="P4" draw:layer="layout" svg:width="2.54cm" svg:height="0.635cm" svg:x="8.099cm" svg:y="16.292cm">
            <text:p/>
          </draw:rect>
          <draw:rect draw:style-name="gr2" draw:text-style-name="P5" draw:layer="layout" svg:width="2.54cm" svg:height="1.102cm" svg:x="8.099cm" svg:y="16.942cm">
            <text:p/>
          </draw:rect>
        </draw:g>
        <draw:g xml:id="id8" draw:id="id8">
          <draw:rect draw:style-name="gr1" draw:text-style-name="P2" draw:layer="layout" svg:width="2.54cm" svg:height="1.022cm" svg:x="12.041cm" svg:y="15.322cm">
            <text:p text:style-name="P1"><text:span text:style-name="T1">HOBBIT</text:span></text:p>
          </draw:rect>
          <draw:rect draw:style-name="gr2" draw:text-style-name="P4" draw:layer="layout" svg:width="2.54cm" svg:height="0.635cm" svg:x="12.041cm" svg:y="16.307cm">
            <text:p/>
          </draw:rect>
          <draw:rect draw:style-name="gr2" draw:text-style-name="P5" draw:layer="layout" svg:width="2.54cm" svg:height="1.102cm" svg:x="12.041cm" svg:y="16.957cm">
            <text:p/>
          </draw:rect>
        </draw:g>
        <draw:connector draw:style-name="gr6" draw:text-style-name="P1" draw:layer="layout" draw:line-skew="0.002cm" svg:x1="2.902cm" svg:y1="11.299cm" svg:x2="9.369cm" svg:y2="9.017cm" draw:start-shape="id5" draw:start-glue-point="0" draw:end-shape="id4" draw:end-glue-point="2" svg:d="m2902 11299v-1139h6467v-1143">
          <text:p/>
        </draw:connector>
        <draw:connector draw:style-name="gr7" draw:text-style-name="P1" draw:layer="layout" svg:x1="7.579cm" svg:y1="11.307cm" svg:x2="9.369cm" svg:y2="9.017cm" draw:start-shape="id6" draw:start-glue-point="0" draw:end-shape="id4" draw:end-glue-point="2" svg:d="m7579 11307v-1145h1790v-1145">
          <text:p/>
        </draw:connector>
        <draw:connector draw:style-name="gr7" draw:text-style-name="P1" draw:layer="layout" svg:x1="11.578cm" svg:y1="11.307cm" svg:x2="9.369cm" svg:y2="9.017cm" draw:start-shape="id7" draw:start-glue-point="0" draw:end-shape="id4" draw:end-glue-point="2" svg:d="m11578 11307v-1145h-2209v-1145">
          <text:p/>
        </draw:connector>
        <draw:connector draw:style-name="gr7" draw:text-style-name="P1" draw:layer="layout" draw:line-skew="-2.02cm" svg:x1="13.311cm" svg:y1="15.322cm" svg:x2="9.369cm" svg:y2="9.017cm" draw:start-shape="id8" draw:start-glue-point="0" draw:end-shape="id4" draw:end-glue-point="2" svg:d="m13311 15322v-5172h-3942v-1133">
          <text:p/>
        </draw:connector>
        <draw:connector draw:style-name="gr7" draw:text-style-name="P1" draw:layer="layout" svg:x1="9.369cm" svg:y1="15.307cm" svg:x2="9.369cm" svg:y2="9.017cm" draw:start-shape="id9" draw:start-glue-point="0" draw:end-shape="id4" draw:end-glue-point="2" svg:d="m9369 15307v-6290">
          <text:p/>
        </draw:connector>
        <draw:connector draw:style-name="gr7" draw:text-style-name="P1" draw:layer="layout" draw:line-skew="-2.012cm" svg:x1="5.577cm" svg:y1="15.307cm" svg:x2="9.369cm" svg:y2="9.017cm" draw:start-shape="id10" draw:start-glue-point="0" draw:end-shape="id4" draw:end-glue-point="2" svg:d="m5577 15307v-5157h3792v-1133">
          <text:p/>
        </draw:connector>
        <draw:g xml:id="id11" draw:id="id11">
          <draw:rect draw:style-name="gr1" draw:text-style-name="P2" draw:layer="layout" svg:width="2.54cm" svg:height="1.022cm" svg:x="18.003cm" svg:y="15.296cm">
            <text:p text:style-name="P1"><text:span text:style-name="T1">FIGHTER</text:span></text:p>
          </draw:rect>
          <draw:rect draw:style-name="gr2" draw:text-style-name="P4" draw:layer="layout" svg:width="2.54cm" svg:height="0.635cm" svg:x="18.003cm" svg:y="16.281cm">
            <text:p/>
          </draw:rect>
          <draw:rect draw:style-name="gr2" draw:text-style-name="P5" draw:layer="layout" svg:width="2.54cm" svg:height="1.102cm" svg:x="18.003cm" svg:y="16.931cm">
            <text:p/>
          </draw:rect>
        </draw:g>
        <draw:g xml:id="id13" draw:id="id13">
          <draw:rect draw:style-name="gr1" draw:text-style-name="P2" draw:layer="layout" svg:width="2.54cm" svg:height="1.022cm" svg:x="15.248cm" svg:y="11.284cm">
            <text:p text:style-name="P1"><text:span text:style-name="T1">CLERIC</text:span></text:p>
          </draw:rect>
          <draw:rect draw:style-name="gr2" draw:text-style-name="P4" draw:layer="layout" svg:width="2.54cm" svg:height="0.635cm" svg:x="15.248cm" svg:y="12.269cm">
            <text:p/>
          </draw:rect>
          <draw:rect draw:style-name="gr2" draw:text-style-name="P5" draw:layer="layout" svg:width="2.54cm" svg:height="1.102cm" svg:x="15.248cm" svg:y="12.919cm">
            <text:p/>
          </draw:rect>
        </draw:g>
        <draw:g xml:id="id14" draw:id="id14">
          <draw:rect draw:style-name="gr1" draw:text-style-name="P2" draw:layer="layout" svg:width="2.54cm" svg:height="1.022cm" svg:x="19.952cm" svg:y="11.284cm">
            <text:p text:style-name="P1"><text:span text:style-name="T1">MAGIC_USER</text:span></text:p>
          </draw:rect>
          <draw:rect draw:style-name="gr2" draw:text-style-name="P4" draw:layer="layout" svg:width="2.54cm" svg:height="0.635cm" svg:x="19.952cm" svg:y="12.269cm">
            <text:p/>
          </draw:rect>
          <draw:rect draw:style-name="gr2" draw:text-style-name="P5" draw:layer="layout" svg:width="2.54cm" svg:height="1.102cm" svg:x="19.952cm" svg:y="12.919cm">
            <text:p/>
          </draw:rect>
        </draw:g>
        <draw:g xml:id="id12" draw:id="id12">
          <draw:rect draw:style-name="gr1" draw:text-style-name="P2" draw:layer="layout" svg:width="2.54cm" svg:height="1.022cm" svg:x="22.871cm" svg:y="15.283cm">
            <text:p text:style-name="P1"><text:span text:style-name="T1">ROGUE</text:span></text:p>
          </draw:rect>
          <draw:rect draw:style-name="gr2" draw:text-style-name="P4" draw:layer="layout" svg:width="2.54cm" svg:height="0.635cm" svg:x="22.871cm" svg:y="16.268cm">
            <text:p/>
          </draw:rect>
          <draw:rect draw:style-name="gr2" draw:text-style-name="P5" draw:layer="layout" svg:width="2.54cm" svg:height="1.102cm" svg:x="22.871cm" svg:y="16.918cm">
            <text:p/>
          </draw:rect>
        </draw:g>
        <draw:connector draw:style-name="gr7" draw:text-style-name="P1" draw:layer="layout" draw:line-skew="-1.997cm" svg:x1="19.273cm" svg:y1="15.296cm" svg:x2="17.989cm" svg:y2="9.043cm" draw:start-shape="id11" draw:start-glue-point="0" draw:end-shape="id3" draw:end-glue-point="2" svg:d="m19273 15296v-5123h-1284v-1130">
          <text:p/>
        </draw:connector>
        <draw:connector draw:style-name="gr7" draw:text-style-name="P1" draw:layer="layout" draw:line-skew="-2.003cm" svg:x1="24.141cm" svg:y1="15.283cm" svg:x2="17.989cm" svg:y2="9.043cm" draw:start-shape="id12" draw:start-glue-point="0" draw:end-shape="id3" draw:end-glue-point="2" svg:d="m24141 15283v-5123h-6152v-1117">
          <text:p/>
        </draw:connector>
        <draw:connector draw:style-name="gr7" draw:text-style-name="P1" draw:layer="layout" svg:x1="16.518cm" svg:y1="11.284cm" svg:x2="17.989cm" svg:y2="9.043cm" draw:start-shape="id13" draw:start-glue-point="0" draw:end-shape="id3" draw:end-glue-point="2" svg:d="m16518 11284v-1120h1471v-1121">
          <text:p/>
        </draw:connector>
        <draw:connector draw:style-name="gr7" draw:text-style-name="P1" draw:layer="layout" svg:x1="21.222cm" svg:y1="11.284cm" svg:x2="17.989cm" svg:y2="9.043cm" draw:start-shape="id14" draw:start-glue-point="0" draw:end-shape="id3" draw:end-glue-point="2" svg:d="m21222 11284v-1120h-3233v-1121">
          <text:p/>
        </draw:connector>
        <draw:frame draw:style-name="gr8" draw:text-style-name="P6" draw:layer="layout" svg:width="6.068cm" svg:height="1.013cm" svg:x="19.119cm" svg:y="1.25cm">
          <draw:text-box>
            <text:p text:style-name="P1"><text:span text:style-name="T4">HERO OVERVIEW</text:span></text:p>
          </draw:text-box>
        </draw:frame>
        <draw:g xml:id="id16" draw:id="id16">
          <draw:rect draw:style-name="gr1" draw:text-style-name="P2" draw:layer="layout" svg:width="2.54cm" svg:height="0.635cm" svg:x="22.307cm" svg:y="2.871cm">
            <text:p text:style-name="P1"><text:span text:style-name="T1">OCCUPATION</text:span></text:p>
          </draw:rect>
          <draw:rect draw:style-name="gr1" draw:text-style-name="P2" draw:layer="layout" svg:width="2.54cm" svg:height="0.635cm" svg:x="22.316cm" svg:y="3.483cm">
            <text:p text:style-name="P3"><text:span text:style-name="T2">-name</text:span></text:p>
          </draw:rect>
          <draw:rect draw:style-name="gr2" draw:text-style-name="P5" draw:layer="layout" svg:width="2.54cm" svg:height="0.635cm" svg:x="22.316cm" svg:y="4.107cm">
            <text:p/>
          </draw:rect>
        </draw:g>
        <draw:g xml:id="id15" draw:id="id15">
          <draw:rect draw:style-name="gr9" draw:text-style-name="P8" draw:layer="layout" svg:width="2.54cm" svg:height="0.983cm" svg:x="22.307cm" svg:y="6.404cm">
            <text:p text:style-name="P7">[SKILL]</text:p>
          </draw:rect>
          <draw:rect draw:style-name="gr10" draw:text-style-name="P10" draw:layer="layout" svg:width="2.54cm" svg:height="0.982cm" svg:x="22.316cm" svg:y="7.351cm">
            <text:p text:style-name="P9">-name</text:p>
            <text:p text:style-name="P9">-description</text:p>
          </draw:rect>
          <draw:rect draw:style-name="gr11" draw:text-style-name="P10" draw:layer="layout" svg:width="2.54cm" svg:height="0.983cm" svg:x="22.316cm" svg:y="8.316cm">
            <text:p text:style-name="P9">+action()</text:p>
          </draw:rect>
        </draw:g>
        <draw:connector draw:style-name="gr12" draw:text-style-name="P11" draw:layer="layout" svg:x1="24.856cm" svg:y1="7.851cm" svg:x2="24.856cm" svg:y2="3.806cm" draw:start-shape="id15" draw:start-glue-point="1" draw:end-shape="id16" draw:end-glue-point="1" svg:d="m24856 7851h501v-4045h-501">
          <text:p/>
        </draw:connector>
        <draw:g xml:id="id1" draw:id="id1">
          <draw:rect draw:style-name="gr1" draw:text-style-name="P2" draw:layer="layout" svg:width="2.54cm" svg:height="0.635cm" svg:x="3.972cm" svg:y="1.879cm">
            <text:p text:style-name="P1"><text:span text:style-name="T1">INVENTORY</text:span></text:p>
          </draw:rect>
          <draw:rect draw:style-name="gr1" draw:text-style-name="P4" draw:layer="layout" svg:width="2.54cm" svg:height="0.635cm" svg:x="3.981cm" svg:y="2.491cm">
            <text:p text:style-name="P3"><text:span text:style-name="T2">-load</text:span></text:p>
          </draw:rect>
          <draw:rect draw:style-name="gr1" draw:text-style-name="P5" draw:layer="layout" svg:width="2.54cm" svg:height="0.635cm" svg:x="3.981cm" svg:y="3.115cm">
            <text:p text:style-name="P3"><text:span text:style-name="T3">+calcLoad()</text:span></text:p>
          </draw:rect>
        </draw:g>
        <draw:g xml:id="id17" draw:id="id17">
          <draw:rect draw:style-name="gr1" draw:text-style-name="P2" draw:layer="layout" svg:width="2.54cm" svg:height="1.015cm" svg:x="3.972cm" svg:y="5.252cm">
            <text:p text:style-name="P1"><text:span text:style-name="T1">[ITEM]</text:span></text:p>
          </draw:rect>
          <draw:rect draw:style-name="gr1" draw:text-style-name="P4" draw:layer="layout" svg:width="2.54cm" svg:height="1.27cm" svg:x="3.981cm" svg:y="6.23cm">
            <text:p text:style-name="P3"><text:span text:style-name="T2">-name</text:span></text:p>
            <text:p text:style-name="P3"><text:span text:style-name="T2">-quantity</text:span></text:p>
            <text:p text:style-name="P3"><text:span text:style-name="T2">-weight</text:span></text:p>
          </draw:rect>
          <draw:rect draw:style-name="gr1" draw:text-style-name="P5" draw:layer="layout" svg:width="2.54cm" svg:height="1.016cm" svg:x="3.981cm" svg:y="7.482cm">
            <text:p text:style-name="P3"><text:span text:style-name="T3">+examine()</text:span></text:p>
            <text:p text:style-name="P3"><text:span text:style-name="T3">+search()</text:span></text:p>
          </draw:rect>
        </draw:g>
        <draw:connector draw:style-name="gr13" draw:text-style-name="P11" draw:layer="layout" svg:x1="5.246cm" svg:y1="5.252cm" svg:x2="5.246cm" svg:y2="3.75cm" draw:start-shape="id17" draw:start-glue-point="0" draw:end-shape="id1" draw:end-glue-point="2" svg:d="m5246 5252v-1502">
          <text:p/>
        </draw:connector>
        <draw:frame draw:style-name="gr14" draw:text-style-name="P12" draw:layer="layout" svg:width="0.697cm" svg:height="0.645cm" svg:x="21.511cm" svg:y="7.936cm">
          <draw:text-box>
            <text:p><text:span text:style-name="T5">1</text:span></text:p>
          </draw:text-box>
        </draw:frame>
        <draw:frame draw:style-name="gr14" draw:text-style-name="P12" draw:layer="layout" svg:width="0.697cm" svg:height="0.645cm" svg:x="4.433cm" svg:y="3.746cm">
          <draw:text-box>
            <text:p><text:span text:style-name="T5">1</text:span></text:p>
          </draw:text-box>
        </draw:frame>
        <draw:frame draw:style-name="gr14" draw:text-style-name="P12" draw:layer="layout" svg:width="0.934cm" svg:height="0.645cm" svg:x="5.234cm" svg:y="4.547cm">
          <draw:text-box>
            <text:p><text:span text:style-name="T5">1,*</text:span></text:p>
          </draw:text-box>
        </draw:frame>
        <draw:connector draw:style-name="gr15" draw:text-style-name="P1" draw:layer="layout" svg:x1="22.307cm" svg:y1="3.806cm" svg:x2="15.394cm" svg:y2="2.648cm" draw:start-shape="id16" draw:start-glue-point="3" draw:end-shape="id2" draw:end-glue-point="1" svg:d="m22307 3806h-3456v-1158h-3457">
          <text:p/>
        </draw:connector>
        <draw:frame draw:style-name="gr14" draw:text-style-name="P12" draw:layer="layout" svg:width="0.697cm" svg:height="0.645cm" svg:x="3.104cm" svg:y="19.258cm">
          <draw:text-box>
            <text:p><text:span text:style-name="T5">1</text:span></text:p>
          </draw:text-box>
        </draw:frame>
        <draw:frame draw:style-name="gr14" draw:text-style-name="P12" draw:layer="layout" svg:width="0.697cm" svg:height="0.645cm" svg:x="3.005cm" svg:y="14.459cm">
          <draw:text-box>
            <text:p><text:span text:style-name="T5">1</text:span></text:p>
          </draw:text-box>
        </draw:frame>
        <draw:frame draw:style-name="gr14" draw:text-style-name="P12" draw:layer="layout" svg:width="0.697cm" svg:height="0.645cm" svg:x="3.104cm" svg:y="19.258cm">
          <draw:text-box>
            <text:p><text:span text:style-name="T5">1</text:span></text:p>
          </draw:text-box>
        </draw:frame>
        <draw:frame draw:style-name="gr14" draw:text-style-name="P12" draw:layer="layout" svg:width="0.697cm" svg:height="0.645cm" svg:x="3.005cm" svg:y="14.459cm">
          <draw:text-box>
            <text:p><text:span text:style-name="T5">1</text:span></text:p>
          </draw:text-box>
        </draw:frame>
        <draw:frame draw:style-name="gr14" draw:text-style-name="P12" draw:layer="layout" svg:width="0.697cm" svg:height="0.645cm" svg:x="21.512cm" svg:y="3.137cm">
          <draw:text-box>
            <text:p><text:span text:style-name="T5">1</text:span></text:p>
          </draw:text-box>
        </draw:frame>
        <draw:frame draw:style-name="gr14" draw:text-style-name="P12" draw:layer="layout" svg:width="0.697cm" svg:height="0.645cm" svg:x="15.513cm" svg:y="2.738cm">
          <draw:text-box>
            <text:p><text:span text:style-name="T5">1</text:span></text:p>
          </draw:text-box>
        </draw:frame>
        <draw:frame draw:style-name="gr14" draw:text-style-name="P12" draw:layer="layout" svg:width="0.697cm" svg:height="0.645cm" svg:x="12.113cm" svg:y="2.738cm">
          <draw:text-box>
            <text:p><text:span text:style-name="T5">1</text:span></text:p>
          </draw:text-box>
        </draw:frame>
        <draw:frame draw:style-name="gr14" draw:text-style-name="P12" draw:layer="layout" svg:width="0.697cm" svg:height="0.645cm" svg:x="24.713cm" svg:y="3.138cm">
          <draw:text-box>
            <text:p><text:span text:style-name="T5">1</text:span></text:p>
          </draw:text-box>
        </draw:frame>
        <draw:frame draw:style-name="gr14" draw:text-style-name="P12" draw:layer="layout" svg:width="0.697cm" svg:height="0.645cm" svg:x="24.812cm" svg:y="7.837cm">
          <draw:text-box>
            <text:p><text:span text:style-name="T5">1</text:span></text:p>
          </draw:text-box>
        </draw:frame>
        <draw:frame draw:style-name="gr14" draw:text-style-name="P12" draw:layer="layout" svg:width="0.697cm" svg:height="0.645cm" svg:x="6.614cm" svg:y="2.139cm">
          <draw:text-box>
            <text:p><text:span text:style-name="T5">1</text:span></text:p>
          </draw:text-box>
        </draw:frame>
        <draw:frame draw:style-name="gr14" draw:text-style-name="P12" draw:layer="layout" svg:width="0.697cm" svg:height="0.645cm" svg:x="8.614cm" svg:y="5.539cm">
          <draw:text-box>
            <text:p><text:span text:style-name="T5">1</text:span></text:p>
          </draw:text-box>
        </draw:frame>
        <draw:frame draw:style-name="gr14" draw:text-style-name="P12" draw:layer="layout" svg:width="0.697cm" svg:height="0.645cm" svg:x="18.114cm" svg:y="5.539cm">
          <draw:text-box>
            <text:p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C </meta:initial-creator>
    <meta:creation-date>2012-05-14T14:35:00</meta:creation-date>
    <meta:editing-cycles>12</meta:editing-cycles>
    <meta:editing-duration>PT53M14S</meta:editing-duration>
    <dc:title>Hero Class Dgm</dc:title>
    <dc:date>2012-05-14T15:38:22</dc:date>
    <dc:creator>ABC </dc:creator>
    <meta:generator>OpenOffice.org/3.4$Unix OpenOffice.org_project/340m1$Build-9590</meta:generator>
    <meta:document-statistic meta:object-count="100"/>
  </office:meta>
</office:document-meta>
</file>